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ouisa B. Har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To the Rev. S. Morais./</text:p>
      <text:p text:style-name="P3"><text:tab/>Whilst words of burning eloquence/ are inciting to patriotic warlike deeds/ turn me to those teaching glory to God/ and good will to one fellow-man./</text:p>
      <text:p text:style-name="P3"><text:tab/>You permit me Rev. Sir the/ privilege of a frank expression of/ opinion relative to your version of/ "Jacobs prophetic blessing" A review/ would require the time and ability/ that I have not, I hope however to/ have the benefit of your counsel for/ that which I do not comprehend;/ your view of "the discrepencies[sic!]"/ arising from various translations is/ entirely new to me; the privilege/ assumed by Onkelos you approve,/ and therefore disseminate; haply[sic!] in/</text:p>
      <text:p text:style-name="P3"/>
      <text:p text:style-name="P3">[Page 2]</text:p>
      <text:p text:style-name="P3">this instance it may be well, but it is/ so replete with consequences, as perhaps/ with danger that the Bomb intended/ to crush an enemy might perchance de-/-stroy a friend./</text:p>
      <text:p text:style-name="P3"><text:tab/>The version relative/ to Reuben and Joseph strikes me as/ admirable, the preference so early <text:soft-page-break/>shown/ by the Father and the subsequent filial/ conduct of Joseph renders it alike natural/ and proper./</text:p>
      <text:p text:style-name="P3"><text:tab/>Nothing can be more satisfac/-tory too, than that respecting Judah (if/ it can be borne out) but of the last/ sentence do I misunderstand, or does/ it limit <text:span text:style-name="T2">˶</text:span><text:span text:style-name="T3">the reign of Peace" which we/ have supposed would be unending./</text:span></text:p>
      <text:p text:style-name="P3"><text:span text:style-name="T3"><text:tab/>Take the Paraphrase as a whole it/ strikes me as consonant with all the/ views and wishes of the People whose/ mission it is to propagate Truth/ and who hope that when fulfilled/ a blessing shall go forth from Zion/</text:span></text:p>
      <text:p text:style-name="P3"><text:span text:style-name="T3"/></text:p>
      <text:p text:style-name="P3"><text:span text:style-name="T3">[Page 3]</text:span></text:p>
      <text:p text:style-name="P3"><text:span text:style-name="T3">for so the Lord of Hosh hath/ spoken./</text:span></text:p>
      <text:p text:style-name="P3"><text:span text:style-name="T3"><text:tab/>Of your exordium of the/ prayer it scarce needs to say that words/ of harmony, pure thought and piety/ characterize them, may the first/ find acceptance with our brethren/ so that they may seek instruction where/ it can be found, and of the latter/ with our God so that His wrath/ may indeed be stayed, His mercy/ granted to His People now and/ evermore./</text:span></text:p>
      <text:p text:style-name="P3"><text:span text:style-name="T3"><text:tab/>I trust we shall see the Discourse/ in print, so that others as well as our/ own congregation may benefit by it,/ its very novelty will incite the scrawling/ that happily our blessed tenets can bear/ may you Sir be permitted to witness/ happy results from your teaching is the/ very sincere wish of yours with esteem/ L. B. 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4:17:55.03</meta:creation-date>
    <meta:document-statistic meta:table-count="0" meta:image-count="0" meta:object-count="0" meta:page-count="3" meta:paragraph-count="73" meta:word-count="542" meta:character-count="3424"/>
    <dc:date>2012-01-12T15:08:51.05</dc:date>
    <dc:creator>Penn Libraries</dc:creator>
    <meta:editing-duration>PT00H04M05S</meta:editing-duration>
    <meta:editing-cycles>1</meta:editing-cycles>
    <meta:generator>OpenOffice.org/3.2$Win32 OpenOffice.org_project/320m12$Build-9483</meta:generator>
  </office:meta>
</office:document-meta>
</file>